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1.41cm"/>
    </style:style>
    <style:style style:name="gr3" style:family="graphic" style:parent-style-name="standard">
      <style:graphic-properties draw:textarea-horizontal-align="justify" draw:textarea-vertical-align="middle" draw:auto-grow-height="false" fo:min-height="0.388cm" fo:min-width="1.19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</style:style>
    <style:style style:name="gr8" style:family="graphic" style:parent-style-name="standard">
      <style:graphic-properties draw:stroke="none" svg:stroke-color="#000000" draw:fill="none" draw:fill-color="#ffffff" fo:min-height="1.2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Monaco" fo:font-size="20pt" fo:font-weight="bold" style:font-size-asian="18pt" style:font-size-complex="18pt"/>
    </style:style>
    <style:style style:name="P4" style:family="paragraph">
      <loext:graphic-properties draw:fill="none" draw:fill-color="#ffffff"/>
      <style:text-properties style:font-name="Monaco" fo:font-size="2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Monaco" fo:font-size="20pt" fo:font-weight="bold" style:font-size-asian="18pt" style:font-size-complex="18pt"/>
    </style:style>
    <style:style style:name="P6" style:family="paragraph">
      <style:text-properties fo:color="#ff3333" style:font-name="Monaco" fo:font-size="20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ff3333" style:font-name="Monaco"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2.4cm" svg:height="1.2cm" svg:x="27.555cm" svg:y="4.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4cm" svg:height="1.2cm" svg:x="26.1cm" svg:y="14.2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2.7cm" svg:height="1.6cm" svg:x="3.7cm" svg:y="20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4cm" svg:height="1.2cm" svg:x="48cm" svg:y="21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2.4cm" svg:height="0.9cm" svg:x="54cm" svg:y="21.5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5.05cm" svg:y1="20.6cm" svg:x2="27.555cm" svg:y2="5.4cm" draw:start-shape="id1" draw:start-glue-point="4" draw:end-shape="id2" draw:end-glue-point="6" svg:d="M5050 20600c0-10134 7501-15200 22505-15200" svg:viewBox="0 0 22506 15201">
          <text:p/>
        </draw:connector>
        <draw:connector draw:style-name="gr4" draw:text-style-name="P2" draw:layer="layout" draw:type="curve" svg:x1="29.955cm" svg:y1="5.4cm" svg:x2="55.2cm" svg:y2="21.5cm" draw:start-shape="id2" draw:start-glue-point="10" draw:end-shape="id3" draw:end-glue-point="4" svg:d="M29955 5400c16830 0 25245 5366 25245 16100" svg:viewBox="0 0 25246 16101">
          <text:p/>
        </draw:connector>
        <draw:connector draw:style-name="gr4" draw:text-style-name="P2" draw:layer="layout" draw:type="curve" draw:line-skew="-9.305cm" svg:x1="6.005cm" svg:y1="20.834cm" svg:x2="49.2cm" svg:y2="21cm" draw:start-shape="id1" draw:start-glue-point="11" draw:end-shape="id4" draw:end-glue-point="4" svg:d="M6005 20834c0-15060 43195-15143 43195 166" svg:viewBox="0 0 43196 11472">
          <text:p/>
        </draw:connector>
        <draw:connector draw:style-name="gr4" draw:text-style-name="P2" draw:layer="layout" draw:type="curve" svg:x1="6.005cm" svg:y1="20.834cm" svg:x2="26.1cm" svg:y2="14.8cm" draw:start-shape="id1" draw:start-glue-point="11" draw:end-shape="id5" draw:end-glue-point="6" svg:d="M6005 20834c0-4023 6698-6034 20095-6034" svg:viewBox="0 0 20096 6035">
          <text:p/>
        </draw:connector>
        <draw:connector draw:style-name="gr4" draw:text-style-name="P2" draw:layer="layout" draw:type="curve" svg:x1="28.5cm" svg:y1="14.8cm" svg:x2="49.2cm" svg:y2="21cm" draw:start-shape="id5" draw:start-glue-point="10" draw:end-shape="id4" draw:end-glue-point="4" svg:d="M28500 14800c13800 0 20700 2066 20700 6200" svg:viewBox="0 0 20701 6201">
          <text:p/>
        </draw:connector>
        <draw:connector draw:style-name="gr4" draw:text-style-name="P2" draw:layer="layout" draw:type="curve" draw:line-skew="-0.761cm" svg:x1="29.604cm" svg:y1="4.975cm" svg:x2="27.906cm" svg:y2="4.975cm" draw:start-shape="id2" draw:start-glue-point="11" draw:end-shape="id2" draw:end-glue-point="5" svg:d="M29604 4975c0-2155-1698-2155-1698 0" svg:viewBox="0 0 1699 1617">
          <text:p/>
        </draw:connector>
        <draw:connector draw:style-name="gr4" draw:text-style-name="P2" draw:layer="layout" draw:type="curve" draw:line-skew="-0.661cm" svg:x1="28.149cm" svg:y1="14.375cm" svg:x2="26.451cm" svg:y2="14.375cm" draw:start-shape="id5" draw:start-glue-point="11" draw:end-shape="id5" draw:end-glue-point="5" svg:d="M28149 14375c0-2005-1698-2005-1698 0" svg:viewBox="0 0 1699 1505">
          <text:p/>
        </draw:connector>
        <draw:frame draw:style-name="gr5" draw:text-style-name="P4" draw:layer="layout" svg:width="3.22cm" svg:height="1.136cm" svg:x="15.98cm" svg:y="14cm">
          <draw:text-box>
            <text:p text:style-name="P3">Letter</text:p>
          </draw:text-box>
        </draw:frame>
        <draw:frame draw:style-name="gr5" draw:text-style-name="P4" draw:layer="layout" svg:width="8.655cm" svg:height="1.136cm" svg:x="22.545cm" svg:y="11.4cm">
          <draw:text-box>
            <text:p text:style-name="P3">Letter | Digit | _</text:p>
          </draw:text-box>
        </draw:frame>
        <draw:frame draw:style-name="gr5" draw:text-style-name="P4" draw:layer="layout" svg:width="10.92cm" svg:height="1.136cm" svg:x="30.5cm" svg:y="13.664cm">
          <draw:text-box>
            <text:p text:style-name="P3">not(Letter | Digit | _)</text:p>
          </draw:text-box>
        </draw:frame>
        <draw:frame draw:style-name="gr5" draw:text-style-name="P4" draw:layer="layout" svg:width="0.955cm" svg:height="1.136cm" svg:x="19.9cm" svg:y="4.964cm">
          <draw:text-box>
            <text:p text:style-name="P3">“</text:p>
          </draw:text-box>
        </draw:frame>
        <draw:frame draw:style-name="gr5" draw:text-style-name="P4" draw:layer="layout" svg:width="5.485cm" svg:height="1.136cm" svg:x="29.27cm" svg:y="2.8cm">
          <draw:text-box>
            <text:p text:style-name="P3">not(“ | \n)</text:p>
          </draw:text-box>
        </draw:frame>
        <draw:frame draw:style-name="gr6" draw:text-style-name="P4" draw:layer="layout" svg:width="0.955cm" svg:height="1.136cm" svg:x="44.045cm" svg:y="5.764cm">
          <draw:text-box>
            <text:p text:style-name="P3">“</text:p>
          </draw:text-box>
        </draw:frame>
        <draw:frame draw:style-name="gr5" draw:text-style-name="P4" draw:layer="layout" svg:width="13.638cm" svg:height="1.136cm" svg:x="20.962cm" svg:y="7.964cm">
          <draw:text-box>
            <text:p text:style-name="P3">; | : | ( | ) | , | + | - | *</text:p>
          </draw:text-box>
        </draw:frame>
        <draw:custom-shape draw:style-name="gr2" draw:text-style-name="P1" xml:id="id8" draw:id="id8" draw:layer="layout" svg:width="2.7cm" svg:height="1.6cm" svg:x="25.9cm" svg:y="17.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7cm" svg:height="1.6cm" svg:x="22.2cm" svg:y="3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5.05cm" svg:y1="22.2cm" svg:x2="22.2cm" svg:y2="39.8cm" draw:start-shape="id1" draw:start-glue-point="8" draw:end-shape="id6" draw:end-glue-point="6" svg:d="M5050 22200c0 11734 5716 17600 17150 17600" svg:viewBox="0 0 17151 17601">
          <text:p/>
        </draw:connector>
        <draw:frame draw:style-name="gr7" draw:text-style-name="P4" draw:layer="layout" svg:width="0.955cm" svg:height="1.136cm" svg:x="9.2cm" svg:y="36.664cm">
          <draw:text-box>
            <text:p text:style-name="P3">‘</text:p>
          </draw:text-box>
        </draw:frame>
        <draw:custom-shape draw:style-name="gr2" draw:text-style-name="P1" xml:id="id7" draw:id="id7" draw:layer="layout" svg:width="2.7cm" svg:height="1.6cm" svg:x="33.2cm" svg:y="39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4.9cm" svg:y1="39.8cm" svg:x2="33.2cm" svg:y2="39.8cm" draw:start-shape="id6" draw:start-glue-point="10" draw:end-shape="id7" draw:end-glue-point="6" svg:d="M24900 39800h8300" svg:viewBox="0 0 8301 1">
          <text:p/>
        </draw:connector>
        <draw:connector draw:style-name="gr4" draw:text-style-name="P5" draw:layer="layout" draw:type="curve" svg:x1="35.9cm" svg:y1="39.8cm" svg:x2="55.2cm" svg:y2="22.4cm" draw:start-shape="id7" draw:start-glue-point="10" draw:end-shape="id3" draw:end-glue-point="8" svg:d="M35900 39800c12867 0 19300-5800 19300-17400" svg:viewBox="0 0 19301 17401">
          <text:p/>
        </draw:connector>
        <draw:frame draw:style-name="gr5" draw:text-style-name="P4" draw:layer="layout" svg:width="2.767cm" svg:height="1.136cm" svg:x="26.8cm" svg:y="38.8cm">
          <draw:text-box>
            <text:p text:style-name="P3">ASCII</text:p>
          </draw:text-box>
        </draw:frame>
        <draw:frame draw:style-name="gr5" draw:text-style-name="P4" draw:layer="layout" svg:width="0.955cm" svg:height="1.136cm" svg:x="48.4cm" svg:y="36.8cm">
          <draw:text-box>
            <text:p text:style-name="P3">‘</text:p>
          </draw:text-box>
        </draw:frame>
        <draw:connector draw:style-name="gr4" draw:text-style-name="P5" draw:layer="layout" draw:type="curve" svg:x1="6.4cm" svg:y1="21.4cm" svg:x2="25.9cm" svg:y2="18.4cm" draw:start-shape="id1" draw:start-glue-point="10" draw:end-shape="id8" draw:end-glue-point="6" svg:d="M6400 21400c14626 0 4877-3000 19500-3000" svg:viewBox="0 0 19501 3001">
          <text:p/>
        </draw:connector>
        <draw:connector draw:style-name="gr4" draw:text-style-name="P5" draw:layer="layout" draw:type="curve" svg:x1="28.6cm" svg:y1="18.4cm" svg:x2="48cm" svg:y2="21.6cm" draw:start-shape="id8" draw:start-glue-point="10" draw:end-shape="id4" draw:end-glue-point="6" svg:d="M28600 18400c14551 0 4852 3200 19400 3200" svg:viewBox="0 0 19401 3201">
          <text:p/>
        </draw:connector>
        <draw:connector draw:style-name="gr4" draw:text-style-name="P5" draw:layer="layout" draw:type="curve" svg:x1="28.205cm" svg:y1="18.966cm" svg:x2="48.351cm" svg:y2="22.025cm" draw:start-shape="id8" draw:start-glue-point="9" draw:end-shape="id4" draw:end-glue-point="7" svg:d="M28205 18966c0 5604 20146 4074 20146 3059" svg:viewBox="0 0 20147 4047">
          <text:p/>
        </draw:connector>
        <draw:frame draw:style-name="gr5" draw:text-style-name="P4" draw:layer="layout" svg:width="6.391cm" svg:height="1.136cm" svg:x="14.409cm" svg:y="17.164cm">
          <draw:text-box>
            <text:p text:style-name="P3">= | ! | &gt; | &lt;</text:p>
          </draw:text-box>
        </draw:frame>
        <draw:frame draw:style-name="gr8" draw:text-style-name="P4" draw:layer="layout" svg:width="0.9cm" svg:height="1.462cm" svg:x="35.2cm" svg:y="17.8cm">
          <draw:text-box>
            <text:p>=</text:p>
          </draw:text-box>
        </draw:frame>
        <draw:frame draw:style-name="gr5" draw:text-style-name="P4" draw:layer="layout" svg:width="3.22cm" svg:height="1.136cm" svg:x="32.3cm" svg:y="21.6cm">
          <draw:text-box>
            <text:p text:style-name="P3">not(=)</text:p>
          </draw:text-box>
        </draw:frame>
        <draw:custom-shape draw:style-name="gr2" draw:text-style-name="P1" xml:id="id9" draw:id="id9" draw:layer="layout" svg:width="2.7cm" svg:height="1.6cm" svg:x="27.3cm" svg:y="23.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6.005cm" svg:y1="21.966cm" svg:x2="27.695cm" svg:y2="23.534cm" draw:start-shape="id1" draw:start-glue-point="9" draw:end-shape="id9" draw:end-glue-point="5" svg:d="M6005 21966c0 1177 21690 394 21690 1568" svg:viewBox="0 0 21691 1569">
          <text:p/>
        </draw:connector>
        <draw:connector draw:style-name="gr4" draw:text-style-name="P5" draw:layer="layout" draw:type="curve" svg:x1="30cm" svg:y1="24.1cm" svg:x2="49.2cm" svg:y2="22.2cm" draw:start-shape="id9" draw:start-glue-point="10" draw:end-shape="id4" draw:end-glue-point="8" svg:d="M30000 24100c12800 0 19200-633 19200-1900" svg:viewBox="0 0 19201 1901">
          <text:p/>
        </draw:connector>
        <draw:frame draw:style-name="gr9" draw:text-style-name="P4" draw:layer="layout" svg:width="0.855cm" svg:height="1.136cm" svg:x="16.345cm" svg:y="22.9cm">
          <draw:text-box>
            <text:p text:style-name="P3">&amp;</text:p>
          </draw:text-box>
        </draw:frame>
        <draw:frame draw:style-name="gr10" draw:text-style-name="P4" draw:layer="layout" svg:width="0.244cm" svg:height="2.5cm" svg:x="35.8cm" svg:y="24cm">
          <draw:text-box>
            <text:p text:style-name="P3">&amp;</text:p>
          </draw:text-box>
        </draw:frame>
        <draw:custom-shape draw:style-name="gr2" draw:text-style-name="P1" xml:id="id10" draw:id="id10" draw:layer="layout" svg:width="2.7cm" svg:height="1.6cm" svg:x="27cm" svg:y="26.4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5" draw:layer="layout" draw:type="curve" svg:x1="6.005cm" svg:y1="21.966cm" svg:x2="27cm" svg:y2="27.2cm" draw:start-shape="id1" draw:start-glue-point="9" draw:end-shape="id10" draw:end-glue-point="6" svg:d="M6005 21966c0 3490 6998 5234 20995 5234" svg:viewBox="0 0 20996 5235">
          <text:p/>
        </draw:connector>
        <draw:connector draw:style-name="gr4" draw:text-style-name="P5" draw:layer="layout" draw:type="curve" svg:x1="29.7cm" svg:y1="27.2cm" svg:x2="49.2cm" svg:y2="22.2cm" draw:start-shape="id10" draw:start-glue-point="10" draw:end-shape="id4" draw:end-glue-point="8" svg:d="M29700 27200c13000 0 19500-1666 19500-5000" svg:viewBox="0 0 19501 5001">
          <text:p/>
        </draw:connector>
        <draw:frame draw:style-name="gr11" draw:text-style-name="P4" draw:layer="layout" svg:width="0.955cm" svg:height="1.436cm" svg:x="17.291cm" svg:y="26.024cm">
          <draw:text-box>
            <text:p text:style-name="P3">|</text:p>
          </draw:text-box>
        </draw:frame>
        <draw:frame draw:style-name="gr11" draw:text-style-name="P4" draw:layer="layout" svg:width="0.955cm" svg:height="1.436cm" svg:x="38.945cm" svg:y="27.064cm">
          <draw:text-box>
            <text:p text:style-name="P3">|</text:p>
          </draw:text-box>
        </draw:frame>
        <draw:custom-shape draw:style-name="gr2" draw:text-style-name="P1" xml:id="id11" draw:id="id11" draw:layer="layout" svg:width="2.7cm" svg:height="1.6cm" svg:x="22.946cm" svg:y="29.61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2.7cm" svg:height="1.6cm" svg:x="36.712cm" svg:y="31.16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5.05cm" svg:y1="22.2cm" svg:x2="22.946cm" svg:y2="30.412cm" draw:start-shape="id1" draw:start-glue-point="8" draw:end-shape="id11" draw:end-glue-point="6" svg:d="M5050 22200c0 5475 5965 8212 17896 8212" svg:viewBox="0 0 17897 8213">
          <text:p/>
        </draw:connector>
        <draw:frame draw:style-name="gr5" draw:text-style-name="P4" draw:layer="layout" svg:width="2.767cm" svg:height="1.136cm" svg:x="13.746cm" svg:y="28.576cm">
          <draw:text-box>
            <text:p text:style-name="P3">Digit</text:p>
          </draw:text-box>
        </draw:frame>
        <draw:connector draw:style-name="gr4" draw:text-style-name="P5" draw:layer="layout" draw:type="curve" svg:x1="25.646cm" svg:y1="30.412cm" svg:x2="54.351cm" svg:y2="22.269cm" draw:start-shape="id11" draw:start-glue-point="10" draw:end-shape="id3" draw:end-glue-point="7" svg:d="M25646 30412c19137 0 28705-2714 28705-8143" svg:viewBox="0 0 28706 8144">
          <text:p/>
        </draw:connector>
        <draw:connector draw:style-name="gr4" draw:text-style-name="P5" draw:layer="layout" draw:type="curve" svg:x1="25.251cm" svg:y1="30.978cm" svg:x2="36.712cm" svg:y2="31.964cm" draw:start-shape="id11" draw:start-glue-point="9" draw:end-shape="id12" draw:end-glue-point="6" svg:d="M25251 30978c0 658 3820 986 11461 986" svg:viewBox="0 0 11462 987">
          <text:p/>
        </draw:connector>
        <draw:connector draw:style-name="gr4" draw:text-style-name="P5" draw:layer="layout" draw:type="curve" svg:x1="39.412cm" svg:y1="31.964cm" svg:x2="55.2cm" svg:y2="22.4cm" draw:start-shape="id12" draw:start-glue-point="10" draw:end-shape="id3" draw:end-glue-point="8" svg:d="M39412 31964c10526 0 15788-3188 15788-9564" svg:viewBox="0 0 15789 9565">
          <text:p/>
        </draw:connector>
        <draw:connector draw:style-name="gr4" draw:text-style-name="P5" draw:layer="layout" draw:type="curve" draw:line-skew="-0.432cm" svg:x1="25.251cm" svg:y1="29.846cm" svg:x2="23.341cm" svg:y2="29.846cm" draw:start-shape="id11" draw:start-glue-point="11" draw:end-shape="id11" draw:end-glue-point="5" svg:d="M25251 29846c0-1750-1910-1750-1910 0" svg:viewBox="0 0 1911 1313">
          <text:p/>
        </draw:connector>
        <draw:connector draw:style-name="gr4" draw:text-style-name="P5" draw:layer="layout" draw:type="curve" draw:line-skew="0.93cm" svg:x1="37.107cm" svg:y1="32.53cm" svg:x2="39.017cm" svg:y2="32.53cm" draw:start-shape="id12" draw:start-glue-point="7" draw:end-shape="id12" draw:end-glue-point="9" svg:d="M37107 32530c0 2499 1910 2499 1910 0" svg:viewBox="0 0 1911 1875">
          <text:p/>
        </draw:connector>
        <draw:frame draw:style-name="gr5" draw:text-style-name="P4" draw:layer="layout" svg:width="2.767cm" svg:height="1.136cm" svg:x="20.5cm" svg:y="28.1cm">
          <draw:text-box>
            <text:p text:style-name="P3">Digit</text:p>
          </draw:text-box>
        </draw:frame>
        <draw:frame draw:style-name="gr5" draw:text-style-name="P4" draw:layer="layout" svg:width="2.767cm" svg:height="1.136cm" svg:x="39.045cm" svg:y="33.464cm">
          <draw:text-box>
            <text:p text:style-name="P3">Digit</text:p>
          </draw:text-box>
        </draw:frame>
        <draw:frame draw:style-name="gr5" draw:text-style-name="P4" draw:layer="layout" svg:width="0.955cm" svg:height="1.136cm" svg:x="30.857cm" svg:y="31.428cm">
          <draw:text-box>
            <text:p text:style-name="P3">.</text:p>
          </draw:text-box>
        </draw:frame>
        <draw:frame draw:style-name="gr5" draw:text-style-name="P4" draw:layer="layout" svg:width="6.844cm" svg:height="1.136cm" svg:x="31.9cm" svg:y="28.7cm">
          <draw:text-box>
            <text:p text:style-name="P3">not(. | Digit)</text:p>
          </draw:text-box>
        </draw:frame>
        <draw:frame draw:style-name="gr5" draw:text-style-name="P4" draw:layer="layout" svg:width="5.032cm" svg:height="1.136cm" svg:x="41.568cm" svg:y="30.128cm">
          <draw:text-box>
            <text:p text:style-name="P3">not(Digit)</text:p>
          </draw:text-box>
        </draw:frame>
        <draw:custom-shape draw:style-name="gr2" draw:text-style-name="P1" xml:id="id13" draw:id="id13" draw:layer="layout" svg:width="2.7cm" svg:height="1.6cm" svg:x="3.701cm" svg:y="20.6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2.7cm" svg:height="1.6cm" svg:x="29cm" svg:y="36.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2.7cm" svg:height="1.6cm" svg:x="22.4cm" svg:y="32.8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2.7cm" svg:height="1.6cm" svg:x="13.7cm" svg:y="31.2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5.051cm" svg:y1="22.201cm" svg:x2="29cm" svg:y2="37.6cm" draw:start-shape="id13" draw:start-glue-point="8" draw:end-shape="id14" draw:end-glue-point="6" svg:d="M5051 22201c0 10266 7983 15399 23949 15399" svg:viewBox="0 0 23950 15400">
          <text:p/>
        </draw:connector>
        <draw:frame draw:style-name="gr5" draw:text-style-name="P4" draw:layer="layout" svg:width="0.955cm" svg:height="1.136cm" svg:x="12.8cm" svg:y="35.1cm">
          <draw:text-box>
            <text:p text:style-name="P3">/</text:p>
          </draw:text-box>
        </draw:frame>
        <draw:connector draw:style-name="gr4" draw:text-style-name="P5" draw:layer="layout" draw:type="curve" svg:x1="31.7cm" svg:y1="37.6cm" svg:x2="25.1cm" svg:y2="33.6cm" draw:start-shape="id14" draw:start-glue-point="10" draw:end-shape="id15" svg:d="M31700 37600c753 0 4053-4000-6600-4000" svg:viewBox="0 0 7675 4001">
          <text:p/>
        </draw:connector>
        <draw:connector draw:style-name="gr4" draw:text-style-name="P5" draw:layer="layout" draw:type="curve" svg:x1="31.7cm" svg:y1="37.6cm" svg:x2="55.2cm" svg:y2="22.4cm" draw:start-shape="id14" draw:start-glue-point="10" draw:end-shape="id3" draw:end-glue-point="8" svg:d="M31700 37600c15667 0 23500-5066 23500-15200" svg:viewBox="0 0 23501 15201">
          <text:p/>
        </draw:connector>
        <draw:frame draw:style-name="gr5" draw:text-style-name="P4" draw:layer="layout" svg:width="3.22cm" svg:height="1.136cm" svg:x="38.48cm" svg:y="35.864cm">
          <draw:text-box>
            <text:p text:style-name="P3">not(*)</text:p>
          </draw:text-box>
        </draw:frame>
        <draw:frame draw:style-name="gr5" draw:text-style-name="P4" draw:layer="layout" svg:width="0.955cm" svg:height="1.136cm" svg:x="29.745cm" svg:y="34.464cm">
          <draw:text-box>
            <text:p text:style-name="P3">*</text:p>
          </draw:text-box>
        </draw:frame>
        <draw:connector draw:style-name="gr4" draw:text-style-name="P5" draw:layer="layout" draw:type="curve" draw:line-skew="0.83cm" svg:x1="22.795cm" svg:y1="34.166cm" svg:x2="24.705cm" svg:y2="34.166cm" draw:start-shape="id15" draw:start-glue-point="7" draw:end-shape="id15" draw:end-glue-point="9" svg:d="M22795 34166c0 2349 1910 2349 1910 0" svg:viewBox="0 0 1911 1763">
          <text:p/>
        </draw:connector>
        <draw:frame draw:style-name="gr5" draw:text-style-name="P4" draw:layer="layout" svg:width="3.22cm" svg:height="1.136cm" svg:x="24.274cm" svg:y="35.456cm">
          <draw:text-box>
            <text:p text:style-name="P3">not(*)</text:p>
          </draw:text-box>
        </draw:frame>
        <draw:connector draw:style-name="gr4" draw:text-style-name="P5" draw:layer="layout" draw:type="curve" svg:x1="22.795cm" svg:y1="33.034cm" svg:x2="16.4cm" svg:y2="32cm" draw:start-shape="id15" draw:start-glue-point="5" draw:end-shape="id16" draw:end-glue-point="10" svg:d="M22795 33034c0-690-2131-1034-6395-1034" svg:viewBox="0 0 6396 1035">
          <text:p/>
        </draw:connector>
        <draw:frame draw:style-name="gr5" draw:text-style-name="P4" draw:layer="layout" svg:width="0.955cm" svg:height="1.136cm" svg:x="19.645cm" svg:y="31.564cm">
          <draw:text-box>
            <text:p text:style-name="P3">*</text:p>
          </draw:text-box>
        </draw:frame>
        <draw:connector draw:style-name="gr4" draw:text-style-name="P5" draw:layer="layout" draw:type="curve" svg:x1="15.05cm" svg:y1="32.8cm" svg:x2="22.4cm" svg:y2="33.6cm" draw:start-shape="id16" draw:start-glue-point="8" draw:end-shape="id15" draw:end-glue-point="6" svg:d="M15050 32800c0 534 2450 800 7350 800" svg:viewBox="0 0 7351 801">
          <text:p/>
        </draw:connector>
        <draw:frame draw:style-name="gr5" draw:text-style-name="P4" draw:layer="layout" svg:width="5.032cm" svg:height="1.136cm" svg:x="16.4cm" svg:y="33.9cm">
          <draw:text-box>
            <text:p text:style-name="P3">not(* | /)</text:p>
          </draw:text-box>
        </draw:frame>
        <draw:connector draw:style-name="gr4" draw:text-style-name="P5" draw:layer="layout" draw:type="curve" svg:x1="13.7cm" svg:y1="32cm" svg:x2="5.051cm" svg:y2="22.201cm" draw:start-shape="id16" draw:start-glue-point="6" draw:end-shape="id13" draw:end-glue-point="8" svg:d="M13700 32000c-5766 0-8649-3266-8649-9799" svg:viewBox="0 0 8650 9800">
          <text:p/>
        </draw:connector>
        <draw:frame draw:style-name="gr5" draw:text-style-name="P4" draw:layer="layout" svg:width="0.955cm" svg:height="1.136cm" svg:x="10.1cm" svg:y="30.564cm">
          <draw:text-box>
            <text:p text:style-name="P3">/</text:p>
          </draw:text-box>
        </draw:frame>
        <draw:frame draw:style-name="gr5" draw:text-style-name="P7" draw:layer="layout" svg:width="3.22cm" svg:height="1.136cm" svg:x="49.6cm" svg:y="8.7cm">
          <draw:text-box>
            <text:p text:style-name="P6">String</text:p>
          </draw:text-box>
        </draw:frame>
        <draw:frame draw:style-name="gr5" draw:text-style-name="P7" draw:layer="layout" svg:width="3.673cm" svg:height="1.136cm" svg:x="43.3cm" svg:y="11.9cm">
          <draw:text-box>
            <text:p text:style-name="P6">Symbols</text:p>
          </draw:text-box>
        </draw:frame>
        <draw:frame draw:style-name="gr5" draw:text-style-name="P7" draw:layer="layout" svg:width="5.032cm" svg:height="1.136cm" svg:x="39.4cm" svg:y="16cm">
          <draw:text-box>
            <text:p text:style-name="P6">Identifier</text:p>
          </draw:text-box>
        </draw:frame>
        <draw:frame draw:style-name="gr5" draw:text-style-name="P7" draw:layer="layout" svg:width="2.314cm" svg:height="1.136cm" svg:x="53.1cm" svg:y="32.8cm">
          <draw:text-box>
            <text:p text:style-name="P6">Char</text:p>
          </draw:text-box>
        </draw:frame>
        <draw:frame draw:style-name="gr5" draw:text-style-name="P7" draw:layer="layout" svg:width="2.767cm" svg:height="1.136cm" svg:x="41.9cm" svg:y="32.2cm">
          <draw:text-box>
            <text:p text:style-name="P6">Float</text:p>
          </draw:text-box>
        </draw:frame>
        <draw:frame draw:style-name="gr5" draw:text-style-name="P7" draw:layer="layout" svg:width="1.861cm" svg:height="1.136cm" svg:x="41.3cm" svg:y="28.3cm">
          <draw:text-box>
            <text:p text:style-name="P6">Int</text:p>
          </draw:text-box>
        </draw:frame>
        <draw:frame draw:style-name="gr5" draw:text-style-name="P7" draw:layer="layout" svg:width="4.126cm" svg:height="1.136cm" svg:x="43cm" svg:y="34.4cm">
          <draw:text-box>
            <text:p text:style-name="P6">Divis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6:25:47.363776875</meta:creation-date>
    <dc:date>2018-04-14T18:19:48.456782799</dc:date>
    <meta:editing-duration>PT8M5S</meta:editing-duration>
    <meta:editing-cycles>3</meta:editing-cycles>
    <meta:generator>LibreOffice/5.1.6.2$Linux_X86_64 LibreOffice_project/10m0$Build-2</meta:generator>
    <meta:document-statistic meta:object-count="83"/>
  </office:meta>
</office:document-meta>
</file>